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5in" fo:margin-right="0in" fo:margin-top="0in" fo:margin-bottom="0in" loext:contextual-spacing="false" fo:text-indent="0in" style:auto-text-indent="false"/>
    </style:style>
    <style:style style:name="P5" style:family="paragraph" style:parent-style-name="Standard">
      <style:paragraph-properties fo:margin-left="0.5in" fo:margin-right="0in" fo:margin-top="0in" fo:margin-bottom="0in" loext:contextual-spacing="false" fo:text-indent="0in" style:auto-text-indent="false"/>
      <style:text-properties style:font-name="Courier New" style:font-name-asian="Courier New1" style:font-name-complex="Courier New1"/>
    </style:style>
    <style:style style:name="P6" style:family="paragraph" style:parent-style-name="Standard">
      <style:paragraph-properties fo:margin-left="0in" fo:margin-right="0in" fo:margin-top="0in" fo:margin-bottom="0in" loext:contextual-spacing="false" fo:text-indent="0in" style:auto-text-indent="false"/>
    </style:style>
    <style:style style:name="P7"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8" style:family="paragraph" style:parent-style-name="Standard">
      <style:paragraph-properties fo:margin-left="0in" fo:margin-right="0in" fo:margin-top="0in" fo:margin-bottom="0in" loext:contextual-spacing="false" fo:text-indent="0in" style:auto-text-indent="false"/>
      <style:text-properties style:font-name="Courier New" style:font-name-asian="Courier New1" style:font-name-complex="Courier New1"/>
    </style:style>
    <style:style style:name="P9"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fo:font-weight="bold" style:font-weight-asian="bold"/>
    </style:style>
    <style:style style:name="T2" style:family="text">
      <style:text-properties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ST CASES</text:span></text:p>
      <text:p text:style-name="P1">Group 03</text:p>
      <text:p text:style-name="P1">Henri-Philippe Marceau</text:p>
      <text:p text:style-name="P1">Kaelan Renault</text:p>
      <text:p text:style-name="P1">Kaitlynn Anderson</text:p>
      <text:p text:style-name="P2"/>
      <text:p text:style-name="P1"><text:span text:style-name="T1">TESTS1.c</text:span></text:p>
      <text:p text:style-name="P1"/>
      <text:p text:style-name="P4">TESTS1 attempts to test the read, write, create, close and unlink functionality for Task 1. It uses a file pointer (fptr) to a file named Imaginary. The process goes as follows:</text:p>
      <text:p text:style-name="P4"/>
      <text:p text:style-name="P4">First, it attempts to open the non-existent file using the open sysCall, which then throws -1, indicating that the open has failed.</text:p>
      <text:p text:style-name="P4"/>
      <text:p text:style-name="P4">Second, it attempts to create the non-existent file using the creat sysCall, which should then create the file Imaginary.</text:p>
      <text:p text:style-name="P4"/>
      <text:p text:style-name="P4">Third, it tries to open Imaginary with the sysCall open. This should add a second reference to the file.</text:p>
      <text:p text:style-name="P4"/>
      <text:p text:style-name="P4">Fourth, It tries to create another instance of Imaginary, using the creat system call. This only adds another reference to the file.</text:p>
      <text:p text:style-name="P6"/>
      <text:p text:style-name="P4">It then attempts to open the max amount of files. Immediately followed by an attempt to close all references to the file and unlink the last one. Deleting Imaginary.</text:p>
      <text:p text:style-name="P4"/>
      <text:p text:style-name="P4"><text:soft-page-break/>It then attempts to open Imaginary again to see if it has been removed.</text:p>
      <text:p text:style-name="P4"/>
      <text:p text:style-name="P4">If all goes well, the string “TEST 1 - PASS” is printed</text:p>
      <text:p text:style-name="P4"/>
      <text:p text:style-name="P4">If at any point an error occurs, -1 is printed for that variable </text:p>
      <text:p text:style-name="P4"/>
      <text:p text:style-name="P4">TESTS1.c output obtained via ‘nachos -x TESTS1.coff’ :</text:p>
      <text:p text:style-name="P4"/>
      <text:p text:style-name="P4"><text:span text:style-name="T2">nachos 5.0j initializing... config interrupt timer processor console user-check grader</text:span></text:p>
      <text:p text:style-name="P4"><text:span text:style-name="T2">Testing the console device. Typed characters</text:span></text:p>
      <text:p text:style-name="P4"><text:span text:style-name="T2">will be echoed until q is typed.</text:span></text:p>
      <text:p text:style-name="P4"><text:span text:style-name="T2">q</text:span></text:p>
      <text:p text:style-name="P4"><text:span text:style-name="T2">Attempt at opening non-existent file: </text:span></text:p>
      <text:p text:style-name="P4"><text:span text:style-name="T2"><text:tab/>File Descriptor: -1</text:span></text:p>
      <text:p text:style-name="P5"/>
      <text:p text:style-name="P4"><text:span text:style-name="T2">Attempt at creating non-existent file: </text:span></text:p>
      <text:p text:style-name="P4"><text:span text:style-name="T2"><text:tab/>File Descriptor: 15</text:span></text:p>
      <text:p text:style-name="P5"/>
      <text:p text:style-name="P4"><text:span text:style-name="T2">Attempt at opening existing file: </text:span></text:p>
      <text:p text:style-name="P4"><text:span text:style-name="T2"><text:tab/>File Descriptor: 14</text:span></text:p>
      <text:p text:style-name="P5"/>
      <text:p text:style-name="P4"><text:soft-page-break/><text:span text:style-name="T2">Attempt at creating existing file: </text:span></text:p>
      <text:p text:style-name="P4"><text:span text:style-name="T2"><text:tab/>File Descriptor: 13</text:span></text:p>
      <text:p text:style-name="P5"/>
      <text:p text:style-name="P5"/>
      <text:p text:style-name="P4"><text:span text:style-name="T2">Open max amount of files</text:span></text:p>
      <text:p text:style-name="P5"/>
      <text:p text:style-name="P4"><text:span text:style-name="T2">File Descriptor: 12</text:span></text:p>
      <text:p text:style-name="P4"><text:span text:style-name="T2">File Descriptor: 11</text:span></text:p>
      <text:p text:style-name="P4"><text:span text:style-name="T2">File Descriptor: 10</text:span></text:p>
      <text:p text:style-name="P4"><text:span text:style-name="T2">File Descriptor: 9</text:span></text:p>
      <text:p text:style-name="P4"><text:span text:style-name="T2">File Descriptor: 8</text:span></text:p>
      <text:p text:style-name="P4"><text:span text:style-name="T2">File Descriptor: 7</text:span></text:p>
      <text:p text:style-name="P4"><text:span text:style-name="T2">File Descriptor: 6</text:span></text:p>
      <text:p text:style-name="P4"><text:span text:style-name="T2">File Descriptor: 5</text:span></text:p>
      <text:p text:style-name="P4"><text:span text:style-name="T2">File Descriptor: 4</text:span></text:p>
      <text:p text:style-name="P4"><text:span text:style-name="T2">File Descriptor: 3</text:span></text:p>
      <text:p text:style-name="P4"><text:span text:style-name="T2">File Descriptor: 2</text:span></text:p>
      <text:p text:style-name="P5"/>
      <text:p text:style-name="P4"><text:span text:style-name="T2"><text:s/>Close remaining files</text:span></text:p>
      <text:p text:style-name="P4"><text:span text:style-name="T2">Closing File Descriptor: 2</text:span></text:p>
      <text:p text:style-name="P4"><text:span text:style-name="T2">Closing File Descriptor: 3</text:span></text:p>
      <text:p text:style-name="P4"><text:soft-page-break/><text:span text:style-name="T2">Closing File Descriptor: 4</text:span></text:p>
      <text:p text:style-name="P4"><text:span text:style-name="T2">Closing File Descriptor: 5</text:span></text:p>
      <text:p text:style-name="P4"><text:span text:style-name="T2">Closing File Descriptor: 6</text:span></text:p>
      <text:p text:style-name="P4"><text:span text:style-name="T2">Closing File Descriptor: 7</text:span></text:p>
      <text:p text:style-name="P4"><text:span text:style-name="T2">Closing File Descriptor: 8</text:span></text:p>
      <text:p text:style-name="P4"><text:span text:style-name="T2">Closing File Descriptor: 9</text:span></text:p>
      <text:p text:style-name="P4"><text:span text:style-name="T2">Closing File Descriptor: 10</text:span></text:p>
      <text:p text:style-name="P4"><text:span text:style-name="T2">Closing File Descriptor: 11</text:span></text:p>
      <text:p text:style-name="P4"><text:span text:style-name="T2">Closing File Descriptor: 12</text:span></text:p>
      <text:p text:style-name="P4"><text:span text:style-name="T2">Closing File Descriptor: 13</text:span></text:p>
      <text:p text:style-name="P4"><text:span text:style-name="T2">Closing File Descriptor: 14</text:span></text:p>
      <text:p text:style-name="P4"><text:span text:style-name="T2">unlinking: Imaginary</text:span></text:p>
      <text:p text:style-name="P4"><text:span text:style-name="T2">Test 1 - PASS </text:span></text:p>
      <text:p text:style-name="P4"><text:span text:style-name="T2">Machine halting!</text:span></text:p>
      <text:p text:style-name="P4"/>
      <text:p text:style-name="P4"/>
      <text:p text:style-name="P4"/>
      <text:p text:style-name="P6"><text:span text:style-name="T1">TESTS2.c</text:span></text:p>
      <text:p text:style-name="P6"/>
      <text:p text:style-name="P4">TESTS2 attempts to test using the create, close, and unlink calls using an invalid file name, . It uses a file pointer (fptr) to a file named ‘ <text:s/>‘ . The process goes as follows:</text:p>
      <text:p text:style-name="P4"/>
      <text:p text:style-name="P4"><text:soft-page-break/>It first attempts to create the file using the variable fd and the sysCall create, which should fail and return and print <text:s/>-1</text:p>
      <text:p text:style-name="P4"/>
      <text:p text:style-name="P4">It then attempts to close the file, using the variable close and the sysCall close, which should fail and return and print -1</text:p>
      <text:p text:style-name="P4"/>
      <text:p text:style-name="P4">It then attempts to unlink the file, using the variable unlk and the sysCall unlink, which should fail and return and print -1</text:p>
      <text:p text:style-name="P4"/>
      <text:p text:style-name="P4">TESTS2.c output obtained via ‘nachos -x TESTS2.coff’ :</text:p>
      <text:p text:style-name="P4"/>
      <text:p text:style-name="P4"><text:span text:style-name="T2">nachos 5.0j initializing... config interrupt timer processor console user-check grader</text:span></text:p>
      <text:p text:style-name="P4"><text:span text:style-name="T2">Testing the console device. Typed characters</text:span></text:p>
      <text:p text:style-name="P4"><text:span text:style-name="T2">will be echoed until q is typed.</text:span></text:p>
      <text:p text:style-name="P4"><text:span text:style-name="T2">q</text:span></text:p>
      <text:p text:style-name="P4"><text:span text:style-name="T2">Attempt at creating a file with an invalid file name: </text:span></text:p>
      <text:p text:style-name="P4"><text:span text:style-name="T2"><text:tab/>File Descriptor: -1</text:span></text:p>
      <text:p text:style-name="P4"><text:span text:style-name="T2">Attempt to close invalid File Descriptor: </text:span></text:p>
      <text:p text:style-name="P4"><text:span text:style-name="T2"><text:tab/>Close Return Code: -1</text:span></text:p>
      <text:p text:style-name="P4"><text:span text:style-name="T2">Attempt to unlink non-exsitent file: </text:span></text:p>
      <text:p text:style-name="P4"><text:span text:style-name="T2"><text:tab/>Unlink Return Code: -1</text:span></text:p>
      <text:p text:style-name="P4"><text:span text:style-name="T2">Machine halting!</text:span></text:p>
      <text:p text:style-name="P4"/>
      <text:p text:style-name="P6"><text:span text:style-name="T1">readFile.c</text:span></text:p>
      <text:p text:style-name="P7"><text:soft-page-break/></text:p>
      <text:p text:style-name="P6"><text:span text:style-name="T1"><text:tab/></text:span>readFile.c attempts to read the contents of the file ‘text.txt’. It then displays the </text:p>
      <text:p text:style-name="P9">contents of ‘text.txt’ which reads “Hello World!”.</text:p>
      <text:p text:style-name="P9"/>
      <text:p text:style-name="P9">readFile.c output is obtained via ‘nachos -x readFile.coff’:</text:p>
      <text:p text:style-name="P9"/>
      <text:p text:style-name="P6"><text:span text:style-name="T2">nachos 5.0j initializing... config interrupt timer processor console user-check grader</text:span></text:p>
      <text:p text:style-name="P6"><text:span text:style-name="T2">Testing the console device. Typed characters</text:span></text:p>
      <text:p text:style-name="P6"><text:span text:style-name="T2">will be echoed until q is typed.</text:span></text:p>
      <text:p text:style-name="P6"><text:span text:style-name="T2">q</text:span></text:p>
      <text:p text:style-name="P6"><text:span text:style-name="T2">File descriptor: 15</text:span></text:p>
      <text:p text:style-name="P6"><text:span text:style-name="T2">Bytes read: 13</text:span></text:p>
      <text:p text:style-name="P6"><text:span text:style-name="T2">Contents of text.txt:</text:span></text:p>
      <text:p text:style-name="P6"><text:span text:style-name="T2">Hello World!</text:span></text:p>
      <text:p text:style-name="P8"/>
      <text:p text:style-name="P6"><text:span text:style-name="T2">Machine halting!</text:span></text:p>
      <text:p text:style-name="P6"/>
      <text:p text:style-name="P6"><text:span text:style-name="T1">writeFile.c</text:span></text:p>
      <text:p text:style-name="P7"/>
      <text:p text:style-name="P6"><text:span text:style-name="T1"><text:tab/></text:span>writeFile.c attempts to write “HELLO WORLD!” to file “test.txt”. If “test.txt” doesn’t exist </text:p>
      <text:p text:style-name="P4">it is created before being written to. Afterwards the File Descriptor and bytes written are displayed.</text:p>
      <text:p text:style-name="P6"><text:soft-page-break/></text:p>
      <text:p text:style-name="P6"><text:tab/>writeFile.c output is obtained via ‘nachos -x writeFile.coff’:</text:p>
      <text:p text:style-name="P6"/>
      <text:p text:style-name="P6"><text:span text:style-name="T2">nachos 5.0j initializing... config interrupt timer processor console user-check grader</text:span></text:p>
      <text:p text:style-name="P6"><text:span text:style-name="T2">Testing the console device. Typed characters</text:span></text:p>
      <text:p text:style-name="P6"><text:span text:style-name="T2">will be echoed until q is typed.</text:span></text:p>
      <text:p text:style-name="P6"><text:span text:style-name="T2">q</text:span></text:p>
      <text:p text:style-name="P6"><text:span text:style-name="T2">File descriptor: 15</text:span></text:p>
      <text:p text:style-name="P6"><text:span text:style-name="T2">Bytes written: 13</text:span></text:p>
      <text:p text:style-name="P6"><text:span text:style-name="T2">Machine halting!</text:span></text:p>
      <text:p text:style-name="P8"/>
      <text:p text:style-name="P6"><text:span text:style-name="T2"><text:tab/></text:span>Contents of “test.txt”:</text:p>
      <text:p text:style-name="P6"/>
      <text:p text:style-name="P6"><text:span text:style-name="T2">HELLO WORLD!</text:span></text:p>
      <text:p text:style-name="P6"/>
      <text:p text:style-name="P1"><text:span text:style-name="T1">TESTS3.c</text:span></text:p>
      <text:p text:style-name="P1"><text:tab/></text:p>
      <text:p text:style-name="P1"><text:tab/>TESTS3 attempts to read and write to and from invalid file descriptors. It then displays </text:p>
      <text:p text:style-name="P9">-1 for both amount of bytes read and written.</text:p>
      <text:p text:style-name="P6"><text:tab/></text:p>
      <text:p text:style-name="P9">TESTS3.c output obtained via ‘nachos -x TESTS3.coff <text:s/>-d aj’ :</text:p>
      <text:p text:style-name="P6"><text:soft-page-break/></text:p>
      <text:p text:style-name="P6"><text:span text:style-name="T2">nachos 5.0j initializing... config interrupt timer processor console user-check grader</text:span></text:p>
      <text:p text:style-name="P6"><text:span text:style-name="T2">Testing the console device. Typed characters</text:span></text:p>
      <text:p text:style-name="P6"><text:span text:style-name="T2">will be echoed until q is typed.</text:span></text:p>
      <text:p text:style-name="P6"><text:span text:style-name="T2">q</text:span></text:p>
      <text:p text:style-name="P6"><text:span text:style-name="T2">Bytes read: -1</text:span></text:p>
      <text:p text:style-name="P6"><text:span text:style-name="T2">Bytes written: -1</text:span></text:p>
      <text:p text:style-name="P6"><text:span text:style-name="T2">Machine halting!</text:span></text:p>
      <text:p text:style-name="P6"/>
      <text:p text:style-name="P6"/>
      <text:p text:style-name="P6"/>
      <text:p text:style-name="P6"><text:span text:style-name="T1">TESTS4.c</text:span></text:p>
      <text:p text:style-name="P6"><text:tab/></text:p>
      <text:p text:style-name="P4">TESTS4 attempts to test the exec sysCall for Task 3. It uses a file pointer (fptr) to a file named hello.coff The process goes as follows:</text:p>
      <text:p text:style-name="P4"/>
      <text:p text:style-name="P4">It calls the exec syscall with arguments fptr, 0 and null. It then joins the hello.coff process.</text:p>
      <text:p text:style-name="P6"/>
      <text:p text:style-name="P6"><text:tab/>TESTS4.c output obtained via ‘nachos -x TESTS4.coff <text:s/>-d a’ :</text:p>
      <text:p text:style-name="P6"/>
      <text:p text:style-name="P4"><text:span text:style-name="T2">nachos 5.0j initializing... config interrupt timer processor console user-check grader</text:span></text:p>
      <text:p text:style-name="P9"><text:span text:style-name="T2">Testing the console device. Typed characters</text:span></text:p>
      <text:p text:style-name="P9"><text:soft-page-break/><text:span text:style-name="T2">will be echoed until q is typed.</text:span></text:p>
      <text:p text:style-name="P9"><text:span text:style-name="T2">q</text:span></text:p>
      <text:p text:style-name="P9"><text:span text:style-name="T2">UserProcess.load("TESTS4.coff")</text:span></text:p>
      <text:p text:style-name="P6"><text:span text:style-name="T2"><text:tab/><text:tab/>initializing .text section (3 pages)</text:span></text:p>
      <text:p text:style-name="P6"><text:span text:style-name="T2"><text:tab/><text:tab/>initializing .rdata section (1 pages)</text:span></text:p>
      <text:p text:style-name="P6"><text:span text:style-name="T2"><text:tab/><text:tab/>initializing .data section (0 pages)</text:span></text:p>
      <text:p text:style-name="P6"><text:span text:style-name="T2"><text:tab/><text:tab/>initializing .bss section (1 pages)</text:span></text:p>
      <text:p text:style-name="P9"><text:span text:style-name="T2">Exec hello.coff</text:span></text:p>
      <text:p text:style-name="P9"><text:span text:style-name="T2">UserProcess.load("hello.coff")</text:span></text:p>
      <text:p text:style-name="P6"><text:span text:style-name="T2"><text:tab/><text:tab/>initializing .text section (3 pages)</text:span></text:p>
      <text:p text:style-name="P6"><text:span text:style-name="T2"><text:tab/><text:tab/>initializing .rdata section (1 pages)</text:span></text:p>
      <text:p text:style-name="P6"><text:span text:style-name="T2"><text:tab/><text:tab/>initializing .data section (0 pages)</text:span></text:p>
      <text:p text:style-name="P6"><text:span text:style-name="T2"><text:tab/><text:tab/>initializing .bss section (1 pages)</text:span></text:p>
      <text:p text:style-name="P9"><text:span text:style-name="T2">Hello, World!</text:span></text:p>
      <text:p text:style-name="P9"><text:span text:style-name="T2">Machine halting!</text:span></text:p>
      <text:p text:style-name="P6"/>
      <text:p text:style-name="P6"/>
      <text:p text:style-name="P6"><text:span text:style-name="T1">TESTS5.c</text:span></text:p>
      <text:p text:style-name="P7"/>
      <text:p text:style-name="P4">TESTS5 attempts to test the join sysCall, for Task 3. It uses two file pointers called fptrA and fptrB which joins to two files joinA.coff and joinB.coff respectively. The process goes as follows:</text:p>
      <text:p text:style-name="P4"/>
      <text:p text:style-name="P4"><text:soft-page-break/>It calls exec on joinA.coff, then calls exec on joinB.coff passing joinA’s PID as an argument. It then joins both joinA and joinB. At this point, joinB attempts to join joinA, a non-child process, this returns -1. Next, joinA exits with an exit code of 23 and joinB exits with an exit code of 127. TESTS5 then prints out each processes’ PID and return codes and finishes.</text:p>
      <text:p text:style-name="P6"/>
      <text:p text:style-name="P6"><text:tab/>TESTS5.c output obtained via ‘nachos -x TESTS5.coff <text:s/>-d a’ :</text:p>
      <text:p text:style-name="P6"/>
      <text:p text:style-name="P6"><text:span text:style-name="T2">nachos 5.0j initializing... config interrupt timer processor console user-check grader</text:span></text:p>
      <text:p text:style-name="P6"><text:span text:style-name="T2">Testing the console device. Typed characters</text:span></text:p>
      <text:p text:style-name="P6"><text:span text:style-name="T2">will be echoed until q is typed.</text:span></text:p>
      <text:p text:style-name="P6"><text:span text:style-name="T2">q</text:span></text:p>
      <text:p text:style-name="P6"><text:span text:style-name="T2">UserProcess.load("TESTS5.coff")</text:span></text:p>
      <text:p text:style-name="P6"><text:span text:style-name="T2"><text:tab/>initializing .text section (3 pages)</text:span></text:p>
      <text:p text:style-name="P6"><text:span text:style-name="T2"><text:tab/>initializing .rdata section (1 pages)</text:span></text:p>
      <text:p text:style-name="P6"><text:span text:style-name="T2"><text:tab/>initializing .data section (0 pages)</text:span></text:p>
      <text:p text:style-name="P6"><text:span text:style-name="T2"><text:tab/>initializing .bss section (1 pages)</text:span></text:p>
      <text:p text:style-name="P6"><text:span text:style-name="T2">UserProcess.load("joinA.coff")</text:span></text:p>
      <text:p text:style-name="P6"><text:span text:style-name="T2"><text:tab/>initializing .text section (1 pages)</text:span></text:p>
      <text:p text:style-name="P6"><text:span text:style-name="T2"><text:tab/>initializing .data section (0 pages)</text:span></text:p>
      <text:p text:style-name="P6"><text:span text:style-name="T2"><text:tab/>initializing .bss section (0 pages)</text:span></text:p>
      <text:p text:style-name="P6"><text:span text:style-name="T2">UserProcess.load("joinB.coff")</text:span></text:p>
      <text:p text:style-name="P6"><text:span text:style-name="T2"><text:tab/>initializing .text section (3 pages)</text:span></text:p>
      <text:p text:style-name="P6"><text:span text:style-name="T2"><text:tab/>initializing .rdata section (1 pages)</text:span></text:p>
      <text:p text:style-name="P6"><text:span text:style-name="T2"><text:tab/>initializing .data section (0 pages)</text:span></text:p>
      <text:p text:style-name="P6"><text:soft-page-break/><text:span text:style-name="T2"><text:tab/>initializing .bss section (1 pages)</text:span></text:p>
      <text:p text:style-name="P6"><text:span text:style-name="T2">B attempting to join non-child process A</text:span></text:p>
      <text:p text:style-name="P6"><text:span text:style-name="T2">Join attempt's return code: -1</text:span></text:p>
      <text:p text:style-name="P6"><text:span text:style-name="T2">A's PID: 1</text:span></text:p>
      <text:p text:style-name="P6"><text:span text:style-name="T2">B's PID: 2</text:span></text:p>
      <text:p text:style-name="P6"><text:span text:style-name="T2">A's Return Code: 23</text:span></text:p>
      <text:p text:style-name="P6"><text:span text:style-name="T2">B's Return Code: 127</text:span></text:p>
      <text:p text:style-name="P6"><text:span text:style-name="T2">Machine halting!</text:span></text:p>
      <text:p text:style-name="P6"/>
      <text:p text:style-name="P6"><text:span text:style-name="T1">TESTS6.c</text:span></text:p>
      <text:p text:style-name="P4">TESTS6 attempts to test exec by calling exec with a series of invalid arguments. It uses two file pointers called fptr and fptr2 to reference Imaginary and hello.c respectively. The process goes as follows:</text:p>
      <text:p text:style-name="P4"/>
      <text:p text:style-name="P4">First it attempts to exec Imaginary. This should return the error code -1, which then gets printed to the console.</text:p>
      <text:p text:style-name="P4"/>
      <text:p text:style-name="P4">Then it attempts to exec hello.c using a negative argument for argc, and attempts to execute. This should return the error code -1, which then gets printed to the console.</text:p>
      <text:p text:style-name="P4">It then attempts to execute hello.c using a mismatched argc and argv. This should also fail and return the error code -1, which then gets printed to the console. </text:p>
      <text:p text:style-name="P6"/>
      <text:p text:style-name="P6"><text:tab/></text:p>
      <text:p text:style-name="P6"><text:tab/>TESTS6.c output obtained via ‘nachos -x TESTS6.coff’ :</text:p>
      <text:p text:style-name="P6"/>
      <text:p text:style-name="P6"><text:span text:style-name="T2">nachos 5.0j initializing... config interrupt timer processor console user-check grader</text:span></text:p>
      <text:p text:style-name="P6"><text:soft-page-break/><text:span text:style-name="T2">Testing the console device. Typed characters</text:span></text:p>
      <text:p text:style-name="P6"><text:span text:style-name="T2">will be echoed until q is typed.</text:span></text:p>
      <text:p text:style-name="P6"><text:span text:style-name="T2">q</text:span></text:p>
      <text:p text:style-name="P6"><text:span text:style-name="T2">Trying to Exec non existent file: -1</text:span></text:p>
      <text:p text:style-name="P6"><text:span text:style-name="T2">Trying to Exec with negative argc: -1</text:span></text:p>
      <text:p text:style-name="P6"><text:span text:style-name="T2">Trying to Exec with mismatched argc, argv: -1</text:span></text:p>
      <text:p text:style-name="P6"><text:span text:style-name="T2">Machine halting!</text:span></text:p>
      <text:p text:style-name="P6"/>
      <text:p text:style-name="P6"/>
      <text:p text:style-name="P6"><text:span text:style-name="T1">UserProcess selfTest()</text:span></text:p>
      <text:p text:style-name="P6"/>
      <text:p text:style-name="P6"><text:tab/>The UserProcess selfTest() method tests the functionality of task 2’s implementation. It </text:p>
      <text:p text:style-name="P4">focuses on testing the rigorousness of the readVirtualMemory and writeVirtualMemory methods. The method goes as follows:</text:p>
      <text:p text:style-name="P6"/>
      <text:p text:style-name="P6"><text:tab/>It starts by writing a message, “SUCCESS”, to memory and attempting to read that </text:p>
      <text:p text:style-name="P9">very same message from memory.</text:p>
      <text:p text:style-name="P6"/>
      <text:p text:style-name="P6"><text:tab/>Afterwards, it tries to write more than a pages worth of bytes to memory. This case is </text:p>
      <text:p text:style-name="P4">handled by the writeVirtualMemory method which writes the overflow to the next virtual page. The overflow in question is 4 bytes and contains the message “GOOD”. The amount of bytes written is then displayed.</text:p>
      <text:p text:style-name="P6"/>
      <text:p text:style-name="P6"><text:tab/>At this point, the method attempts to read more than pages worth of bytes from </text:p>
      <text:p text:style-name="P4"><text:soft-page-break/>memory. This case is handled by readVirtualMemory which reads the overflow from the next virtual page. The overflow in question are the very same 4 bytes that were written prior to the readVirtualMemory call. The last 4 bytes containing the message “GOOD” are displayed along with the amount of bytes read.</text:p>
      <text:p text:style-name="P6"/>
      <text:p text:style-name="P6"><text:tab/>Next, to truly confirm UserProcess’ ability to properly access memory across multiple </text:p>
      <text:p text:style-name="P4">virtual pages. The selfTest() method calls readVirtualMemory() to read the first 4 bytes of the second virtual page, vpn 1. If this implementation of nachos properly accesses memory, these 4 bytes should contain the message “GOOD”.</text:p>
      <text:p text:style-name="P6"/>
      <text:p text:style-name="P6"><text:tab/>This output can be obtained via ‘nachos -d j’:</text:p>
      <text:p text:style-name="P6"/>
      <text:p text:style-name="P6"><text:span text:style-name="T2">nachos 5.0j initializing... config interrupt timer processor console user-check grader</text:span></text:p>
      <text:p text:style-name="P6"><text:span text:style-name="T2">Read Write Test: SUCCESS</text:span></text:p>
      <text:p text:style-name="P6"><text:span text:style-name="T2">Bytes Written: 1028</text:span></text:p>
      <text:p text:style-name="P6"><text:span text:style-name="T2">Write OverFlow Test: GOOD</text:span></text:p>
      <text:p text:style-name="P6"><text:span text:style-name="T2">Bytes Read: 1028</text:span></text:p>
      <text:p text:style-name="P6"><text:span text:style-name="T2">Read OverFlow Test: GOOD</text:span></text:p>
      <text:p text:style-name="P6"><text:span text:style-name="T2">OverFlow Test: GOOD</text:span></text:p>
      <text:p text:style-name="P6"><text:span text:style-name="T2">Testing the console device. Typed characters</text:span></text:p>
      <text:p text:style-name="P6"><text:span text:style-name="T2">will be echoed until q is typed.</text:span></text:p>
      <text:p text:style-name="P6"><text:span text:style-name="T2">q</text:span></text:p>
      <text:p text:style-name="P6"><text:span text:style-name="T2">Machine halting!</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02" meta:word-count="1524" meta:character-count="9593" meta:non-whitespace-character-count="8190"/>
    <meta:generator>LibreOfficeDev/5.1.0.3$Linux_X86_64 LibreOffice_project/</meta:generator>
  </office:meta>
</office:document-meta>
</file>